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b2f4" officeooo:paragraph-rsid="000fb2f4"/>
    </style:style>
    <style:style style:name="P2" style:family="paragraph" style:parent-style-name="Standard">
      <style:text-properties officeooo:rsid="0011f803" officeooo:paragraph-rsid="0011f803"/>
    </style:style>
    <style:style style:name="P3" style:family="paragraph" style:parent-style-name="Standard">
      <style:text-properties officeooo:rsid="0016289f" officeooo:paragraph-rsid="0016289f"/>
    </style:style>
    <style:style style:name="P4" style:family="paragraph" style:parent-style-name="Standard">
      <style:text-properties officeooo:rsid="0018a118" officeooo:paragraph-rsid="0018a118"/>
    </style:style>
    <style:style style:name="P5" style:family="paragraph" style:parent-style-name="Standard">
      <style:text-properties officeooo:rsid="001e7d47" officeooo:paragraph-rsid="001e7d47"/>
    </style:style>
    <style:style style:name="P6" style:family="paragraph" style:parent-style-name="Standard">
      <style:text-properties officeooo:rsid="001e7d47" officeooo:paragraph-rsid="0023fa27"/>
    </style:style>
    <style:style style:name="P7" style:family="paragraph" style:parent-style-name="Standard">
      <style:text-properties officeooo:rsid="00225997" officeooo:paragraph-rsid="00225997"/>
    </style:style>
    <style:style style:name="P8" style:family="paragraph" style:parent-style-name="Standard">
      <style:text-properties officeooo:rsid="001f6e36" officeooo:paragraph-rsid="0023fa27"/>
    </style:style>
    <style:style style:name="P9" style:family="paragraph" style:parent-style-name="Standard">
      <style:text-properties officeooo:rsid="0024ce32" officeooo:paragraph-rsid="0024ce32"/>
    </style:style>
    <style:style style:name="P10" style:family="paragraph" style:parent-style-name="Standard">
      <style:text-properties officeooo:rsid="0026903d" officeooo:paragraph-rsid="0024ce32"/>
    </style:style>
    <style:style style:name="P11" style:family="paragraph" style:parent-style-name="Standard">
      <style:text-properties officeooo:rsid="00277c02" officeooo:paragraph-rsid="00277c02"/>
    </style:style>
    <style:style style:name="T1" style:family="text">
      <style:text-properties officeooo:rsid="0013153e"/>
    </style:style>
    <style:style style:name="T2" style:family="text">
      <style:text-properties officeooo:rsid="0016f607"/>
    </style:style>
    <style:style style:name="T3" style:family="text">
      <style:text-properties officeooo:rsid="0018a118"/>
    </style:style>
    <style:style style:name="T4" style:family="text">
      <style:text-properties officeooo:rsid="0019d813"/>
    </style:style>
    <style:style style:name="T5" style:family="text">
      <style:text-properties officeooo:rsid="001f6e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streptomyces?</text:p>
      <text:p text:style-name="P1"/>
      <text:p text:style-name="P1">Why is streptomyces of interest?</text:p>
      <text:p text:style-name="P1"/>
      <text:p text:style-name="P1">What do we want to model?</text:p>
      <text:p text:style-name="P1"/>
      <text:p text:style-name="P1">Why will modelling be useful?</text:p>
      <text:p text:style-name="P1"/>
      <text:p text:style-name="P1">What modelling tools are available?</text:p>
      <text:p text:style-name="P1"/>
      <text:p text:style-name="P1">Why are we modelling in NetLogo?</text:p>
      <text:p text:style-name="P1"/>
      <text:p text:style-name="P1">What is NetLogo?</text:p>
      <text:p text:style-name="P1"/>
      <text:p text:style-name="P1"/>
      <text:p text:style-name="P2">Streptomyces <text:span text:style-name="T3">is a genus of bacteria </text:span>bacteria that form multicellular structures analogous to those seen in fungi. <text:span text:style-name="T1">These structures, termed “hyphae”, consist of long, filamentous strands marked periodically by septae. The septae do not fully divide the hypa sections, so the mycelia do not typically posess discrete cells, instead a series of linked compartments with chromosomes spread throughout.</text:span></text:p>
      <text:p text:style-name="P2"/>
      <text:p text:style-name="P3">Streptomy<text:span text:style-name="T3">ces</text:span> <text:span text:style-name="T3">species </text:span>grow by hyphal extension. Hyphae are polar in nature – the growing tip is home to an organelle called the polarisome, an accumulation of several proteins implicated in cell wall synthesis. Thus, growth occurs from the very tip of the hypha, which moves gradually forward. Hyphae may also branch at this apex, <text:span text:style-name="T2">leav</text:span>ing <text:span text:style-name="T2">behind</text:span> a second tip which, after a short interval of time, grows outwards from, and perpendicular to, the wall of the original hypha. <text:span text:style-name="T2">In this way, a single streptomycete can grow into a connected network of filaments, termed a mycelium after the equivalent structure seen in fungi.</text:span></text:p>
      <text:p text:style-name="P3"/>
      <text:p text:style-name="P4">Streptomyces are of great interest to medical science because they are the source of 80% of known antibiotics [procopio et al]. <text:span text:style-name="T4">Most of these are produced situationally, in response to the presence of other competitor microorganisms, meaning that the monoculture most commonly used to cultivate bacteria in the laboratory does not yield these antibiotics. Streptomyces’ hyphal growth mode is also extremely unusual among bacteria, whose complex multicellular structure might offer interesting opportunities for synthetic biologists that could otherwise only be attained by working with fungi.</text:span></text:p>
      <text:p text:style-name="P4"/>
      <text:p text:style-name="P4"/>
      <text:p text:style-name="P4"/>
      <text:p text:style-name="P6">There are a range of modelling tools available <text:span text:style-name="T5">for this purpose. Agent-based models are commonly used to model phenomena emerging from simple rulesets.</text:span></text:p>
      <text:p text:style-name="P6"/>
      <text:p text:style-name="P8">Repast is one example of dedicated agent-based modelling software. </text:p>
      <text:p text:style-name="P8">NetLogo is another.</text:p>
      <text:p text:style-name="P5"/>
      <text:p text:style-name="P7">NetLogo was chosen as the modelling software for several reasons. It si relatively easy to learn, having a very straightforward native scripting language that does not rely on the user having existing knowledge of any programming language.</text:p>
      <text:p text:style-name="P7"/>
      <text:p text:style-name="P7"/>
      <text:p text:style-name="P7"/>
      <text:p text:style-name="P7"/>
      <text:p text:style-name="P7"/>
      <text:p text:style-name="P7"><text:soft-page-break/></text:p>
      <text:p text:style-name="P9">Methods</text:p>
      <text:p text:style-name="P10"/>
      <text:p text:style-name="P11">Several models were created over the course of the project with the intention of modelling and exploring different phenomena relating to biofilm grow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2:25:08.178000000</meta:creation-date>
    <dc:date>2018-07-02T12:15:23.974000000</dc:date>
    <meta:editing-duration>PT6H56M29S</meta:editing-duration>
    <meta:editing-cycles>6</meta:editing-cycles>
    <meta:generator>LibreOffice/5.2.0.4$Windows_x86 LibreOffice_project/066b007f5ebcc236395c7d282ba488bca6720265</meta:generator>
    <meta:document-statistic meta:table-count="0" meta:image-count="0" meta:object-count="0" meta:page-count="2" meta:paragraph-count="16" meta:word-count="373" meta:character-count="2434" meta:non-whitespace-character-count="2074"/>
  </office:meta>
</office:document-meta>
</file>